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sans-serif" svg:font-family="sans-serif"/>
    <style:font-face style:name="DejaVu Sans1" svg:font-family="'DejaVu Sans'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paragraph-rsid="000c14dc"/>
    </style:style>
    <style:style style:name="P2" style:family="paragraph" style:parent-style-name="Standard">
      <style:text-properties style:font-name="Liberation Serif" officeooo:paragraph-rsid="000cf51d"/>
    </style:style>
    <style:style style:name="P3" style:family="paragraph" style:parent-style-name="Standard">
      <style:text-properties officeooo:rsid="000cf51d" officeooo:paragraph-rsid="001180dc"/>
    </style:style>
    <style:style style:name="P4" style:family="paragraph" style:parent-style-name="Standard">
      <style:text-properties officeooo:rsid="000cf51d" officeooo:paragraph-rsid="0011984e"/>
    </style:style>
    <style:style style:name="P5" style:family="paragraph" style:parent-style-name="Standard">
      <style:text-properties officeooo:rsid="000cf51d" officeooo:paragraph-rsid="00134b7d"/>
    </style:style>
    <style:style style:name="P6" style:family="paragraph" style:parent-style-name="Standard">
      <style:text-properties style:font-name="Nimbus Mono L" fo:font-size="10pt" officeooo:rsid="000fdb31" officeooo:paragraph-rsid="000fdb31" style:font-size-asian="10pt" style:font-size-complex="10pt"/>
    </style:style>
    <style:style style:name="P7" style:family="paragraph" style:parent-style-name="Standard">
      <style:text-properties style:font-name="Nimbus Mono L" fo:font-size="10pt" officeooo:paragraph-rsid="000fdb31" style:font-size-asian="10pt" style:font-size-complex="10pt"/>
    </style:style>
    <style:style style:name="P8" style:family="paragraph" style:parent-style-name="Standard">
      <style:text-properties officeooo:paragraph-rsid="0018f428"/>
    </style:style>
    <style:style style:name="P9" style:family="paragraph" style:parent-style-name="Standard">
      <style:text-properties officeooo:paragraph-rsid="001ad95a"/>
    </style:style>
    <style:style style:name="P10" style:family="paragraph" style:parent-style-name="Standard">
      <style:text-properties officeooo:paragraph-rsid="001c1c25"/>
    </style:style>
    <style:style style:name="P11" style:family="paragraph" style:parent-style-name="Text_20_body">
      <style:text-properties officeooo:rsid="000e163c" officeooo:paragraph-rsid="00134b7d"/>
    </style:style>
    <style:style style:name="P12" style:family="paragraph" style:parent-style-name="Text_20_body" style:list-style-name="L3">
      <style:text-properties officeooo:paragraph-rsid="00134b7d"/>
    </style:style>
    <style:style style:name="P13" style:family="paragraph" style:parent-style-name="Text_20_body" style:list-style-name="L3">
      <style:text-properties officeooo:paragraph-rsid="001417da"/>
    </style:style>
    <style:style style:name="P14" style:family="paragraph" style:parent-style-name="Text_20_body" style:list-style-name="L3">
      <style:text-properties fo:font-weight="normal" officeooo:paragraph-rsid="001417da" style:font-weight-asian="normal" style:font-weight-complex="normal"/>
    </style:style>
    <style:style style:name="P15" style:family="paragraph" style:parent-style-name="Text_20_body" style:list-style-name="L3">
      <style:text-properties fo:font-weight="normal" officeooo:paragraph-rsid="0015e945" style:font-weight-asian="normal" style:font-weight-complex="normal"/>
    </style:style>
    <style:style style:name="P16" style:family="paragraph" style:parent-style-name="Text_20_body" style:list-style-name="L3">
      <style:text-properties fo:font-weight="normal" officeooo:paragraph-rsid="0016a016" style:font-weight-asian="normal" style:font-weight-complex="normal"/>
    </style:style>
    <style:style style:name="P17" style:family="paragraph" style:parent-style-name="Text_20_body" style:list-style-name="L3">
      <style:text-properties fo:font-weight="normal" officeooo:paragraph-rsid="0016f256" style:font-weight-asian="normal" style:font-weight-complex="normal"/>
    </style:style>
    <style:style style:name="P18" style:family="paragraph" style:parent-style-name="Heading_20_1">
      <style:text-properties officeooo:rsid="000cf51d" officeooo:paragraph-rsid="000cf51d"/>
    </style:style>
    <style:style style:name="P19" style:family="paragraph" style:parent-style-name="Heading_20_1">
      <style:text-properties officeooo:paragraph-rsid="0018d3b2"/>
    </style:style>
    <style:style style:name="P20" style:family="paragraph" style:parent-style-name="Heading_20_2">
      <style:text-properties officeooo:rsid="000873e3"/>
    </style:style>
    <style:style style:name="P21" style:family="paragraph" style:parent-style-name="Heading_20_2">
      <style:text-properties officeooo:rsid="000cf51d" officeooo:paragraph-rsid="000cf51d"/>
    </style:style>
    <style:style style:name="P22" style:family="paragraph" style:parent-style-name="Heading_20_2">
      <style:text-properties officeooo:rsid="000e163c" officeooo:paragraph-rsid="000e163c"/>
    </style:style>
    <style:style style:name="P23" style:family="paragraph" style:parent-style-name="Heading_20_2">
      <style:text-properties officeooo:paragraph-rsid="001180dc"/>
    </style:style>
    <style:style style:name="P24" style:family="paragraph" style:parent-style-name="Heading_20_2">
      <style:text-properties officeooo:paragraph-rsid="0018d3b2"/>
    </style:style>
    <style:style style:name="P25" style:family="paragraph" style:parent-style-name="Heading_20_2">
      <style:text-properties officeooo:paragraph-rsid="001ad95a"/>
    </style:style>
    <style:style style:name="P26" style:family="paragraph" style:parent-style-name="Heading_20_2">
      <style:text-properties officeooo:paragraph-rsid="001c1c25"/>
    </style:style>
    <style:style style:name="P27" style:family="paragraph" style:parent-style-name="Heading_20_2">
      <style:paragraph-properties fo:margin-top="0.1665in" fo:margin-bottom="0.0835in" style:contextual-spacing="false" fo:keep-with-next="always"/>
      <style:text-properties style:font-name="Liberation Sans" officeooo:rsid="000873e3" style:font-name-asian="WenQuanYi Zen Hei Sharp" style:font-name-complex="DejaVu Sans"/>
    </style:style>
    <style:style style:name="P28" style:family="paragraph" style:parent-style-name="Heading_20_3">
      <style:text-properties officeooo:paragraph-rsid="00134b7d"/>
    </style:style>
    <style:style style:name="T1" style:family="text">
      <style:text-properties fo:font-weight="normal" officeooo:rsid="001417da" style:font-weight-asian="normal" style:font-weight-complex="normal"/>
    </style:style>
    <style:style style:name="T2" style:family="text">
      <style:text-properties fo:font-weight="normal" officeooo:rsid="0018f428" style:font-weight-asian="normal" style:font-weight-complex="normal"/>
    </style:style>
    <style:style style:name="T3" style:family="text">
      <style:text-properties fo:font-style="normal" officeooo:rsid="000c14dc" style:font-name-asian="WenQuanYi Zen Hei Sharp" style:font-style-asian="normal" style:font-name-complex="DejaVu Sans" style:font-style-complex="normal"/>
    </style:style>
    <style:style style:name="T4" style:family="text">
      <style:text-properties fo:font-style="normal" officeooo:rsid="000cf51d" style:font-name-asian="WenQuanYi Zen Hei Sharp" style:font-style-asian="normal" style:font-name-complex="DejaVu Sans" style:font-style-complex="normal"/>
    </style:style>
    <style:style style:name="T5" style:family="text">
      <style:text-properties fo:font-style="normal" fo:font-weight="bold" officeooo:rsid="000c14dc" style:font-name-asian="WenQuanYi Zen Hei Sharp" style:font-style-asian="normal" style:font-weight-asian="bold" style:font-name-complex="DejaVu Sans" style:font-style-complex="normal" style:font-weight-complex="bold"/>
    </style:style>
    <style:style style:name="T6" style:family="text">
      <style:text-properties fo:font-style="normal" fo:font-weight="bold" officeooo:rsid="000cf51d" style:font-name-asian="WenQuanYi Zen Hei Sharp" style:font-style-asian="normal" style:font-weight-asian="bold" style:font-name-complex="DejaVu Sans" style:font-style-complex="normal" style:font-weight-complex="bold"/>
    </style:style>
    <style:style style:name="T7" style:family="text">
      <style:text-properties fo:font-style="normal" fo:font-weight="bold" officeooo:rsid="0011984e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134b7d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1417da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officeooo:rsid="000c14dc" style:font-name-asian="WenQuanYi Zen Hei Sharp" style:font-style-asian="normal" style:font-weight-asian="normal" style:font-name-complex="DejaVu Sans" style:font-style-complex="normal" style:font-weight-complex="normal"/>
    </style:style>
    <style:style style:name="T11" style:family="text">
      <style:text-properties fo:font-style="normal" fo:font-weight="normal" officeooo:rsid="000cf51d" style:font-name-asian="WenQuanYi Zen Hei Sharp" style:font-style-asian="normal" style:font-weight-asian="normal" style:font-name-complex="DejaVu Sans" style:font-style-complex="normal" style:font-weight-complex="normal"/>
    </style:style>
    <style:style style:name="T12" style:family="text">
      <style:text-properties fo:font-style="normal" fo:font-weight="normal" officeooo:rsid="0011984e" style:font-name-asian="WenQuanYi Zen Hei Sharp" style:font-style-asian="normal" style:font-weight-asian="normal" style:font-name-complex="DejaVu Sans" style:font-style-complex="normal" style:font-weight-complex="normal"/>
    </style:style>
    <style:style style:name="T13" style:family="text">
      <style:text-properties fo:font-style="normal" fo:font-weight="normal" officeooo:rsid="0011984e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34b7d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417da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91840" style:font-style-asian="normal" style:font-weight-asian="normal" style:font-style-complex="normal" style:font-weight-complex="normal"/>
    </style:style>
    <style:style style:name="T17" style:family="text">
      <style:text-properties fo:font-style="normal" officeooo:rsid="0011984e" style:font-style-asian="normal" style:font-style-complex="normal"/>
    </style:style>
    <style:style style:name="T18" style:family="text">
      <style:text-properties fo:font-style="normal" officeooo:rsid="00134b7d" style:font-style-asian="normal" style:font-style-complex="normal"/>
    </style:style>
    <style:style style:name="T19" style:family="text">
      <style:text-properties fo:font-style="normal" officeooo:rsid="001417da" style:font-style-asian="normal" style:font-style-complex="normal"/>
    </style:style>
    <style:style style:name="T20" style:family="text">
      <style:text-properties fo:font-style="normal" officeooo:rsid="0016f256" style:font-style-asian="normal" style:font-style-complex="normal"/>
    </style:style>
    <style:style style:name="T21" style:family="text">
      <style:text-properties fo:font-style="normal" officeooo:rsid="0018853c" style:font-style-asian="normal" style:font-style-complex="normal"/>
    </style:style>
    <style:style style:name="T22" style:family="text">
      <style:text-properties fo:font-style="normal" officeooo:rsid="0018d3b2" style:font-style-asian="normal" style:font-style-complex="normal"/>
    </style:style>
    <style:style style:name="T23" style:family="text">
      <style:text-properties fo:font-style="normal" officeooo:rsid="001ad95a" style:font-style-asian="normal" style:font-style-complex="normal"/>
    </style:style>
    <style:style style:name="T24" style:family="text">
      <style:text-properties fo:font-style="normal" officeooo:rsid="001c1c25" style:font-style-asian="normal" style:font-style-complex="normal"/>
    </style:style>
    <style:style style:name="T25" style:family="text">
      <style:text-properties fo:font-style="normal" officeooo:rsid="001dbf23" style:font-style-asian="normal" style:font-style-complex="normal"/>
    </style:style>
    <style:style style:name="T26" style:family="text">
      <style:text-properties officeooo:rsid="000873e3"/>
    </style:style>
    <style:style style:name="T27" style:family="text">
      <style:text-properties officeooo:rsid="000c14dc" style:font-name-asian="WenQuanYi Zen Hei Sharp" style:font-name-complex="DejaVu Sans"/>
    </style:style>
    <style:style style:name="T28" style:family="text">
      <style:text-properties fo:font-style="italic" officeooo:rsid="000c14dc" style:font-name-asian="WenQuanYi Zen Hei Sharp" style:font-style-asian="italic" style:font-name-complex="DejaVu Sans" style:font-style-complex="italic"/>
    </style:style>
    <style:style style:name="T29" style:family="text">
      <style:text-properties fo:font-style="italic" fo:font-weight="normal" officeooo:rsid="000c14dc" style:font-name-asian="WenQuanYi Zen Hei Sharp" style:font-style-asian="italic" style:font-weight-asian="normal" style:font-name-complex="DejaVu Sans" style:font-style-complex="italic" style:font-weight-complex="normal"/>
    </style:style>
    <style:style style:name="T30" style:family="text">
      <style:text-properties fo:font-style="italic" fo:font-weight="normal" officeooo:rsid="00134b7d" style:font-style-asian="italic" style:font-weight-asian="normal" style:font-style-complex="italic" style:font-weight-complex="normal"/>
    </style:style>
    <style:style style:name="T31" style:family="text">
      <style:text-properties fo:font-style="italic" officeooo:rsid="00134b7d" style:font-style-asian="italic" style:font-style-complex="italic"/>
    </style:style>
    <style:style style:name="T32" style:family="text">
      <style:text-properties fo:font-style="italic" officeooo:rsid="0016f256" style:font-style-asian="italic" style:font-style-complex="italic"/>
    </style:style>
    <style:style style:name="T33" style:family="text">
      <style:text-properties fo:font-weight="bold" officeooo:rsid="001417da" style:font-weight-asian="bold" style:font-weight-complex="bold"/>
    </style:style>
    <style:style style:name="T34" style:family="text">
      <style:text-properties fo:font-weight="bold" officeooo:rsid="0016f256" style:font-weight-asian="bold" style:font-weight-complex="bold"/>
    </style:style>
    <style:style style:name="T35" style:family="text">
      <style:text-properties fo:font-weight="bold" officeooo:rsid="0018f428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officeooo:rsid="0018f428"/>
    </style:style>
    <style:style style:name="T37" style:family="text">
      <style:text-properties officeooo:rsid="000fdb31"/>
    </style:style>
    <style:style style:name="T38" style:family="text">
      <style:text-properties officeooo:rsid="001180dc"/>
    </style:style>
    <style:style style:name="T39" style:family="text">
      <style:text-properties officeooo:rsid="00134b7d"/>
    </style:style>
    <style:style style:name="T40" style:family="text">
      <style:text-properties officeooo:rsid="001417da"/>
    </style:style>
    <style:style style:name="T41" style:family="text">
      <style:text-properties officeooo:rsid="0015e945"/>
    </style:style>
    <style:style style:name="T42" style:family="text">
      <style:text-properties officeooo:rsid="0016a016"/>
    </style:style>
    <style:style style:name="T43" style:family="text">
      <style:text-properties officeooo:rsid="0016f256"/>
    </style:style>
    <style:style style:name="T44" style:family="text">
      <style:text-properties officeooo:rsid="0018be60"/>
    </style:style>
    <style:style style:name="T45" style:family="text">
      <style:text-properties officeooo:rsid="0018d3b2"/>
    </style:style>
    <style:style style:name="T46" style:family="text">
      <style:text-properties officeooo:rsid="0018f428"/>
    </style:style>
    <style:style style:name="T47" style:family="text">
      <style:text-properties officeooo:rsid="001ad95a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47">In</text:span><text:span text:style-name="T26">troduction</text:span></text:h>
      <text:h text:style-name="P20" text:outline-level="2">Purpose</text:h>
      <text:p text:style-name="P8"><text:span text:style-name="T46">In Lift we create menus for our application defining </text:span><text:span text:style-name="T35">Sitemap</text:span><text:span text:style-name="T46"> and </text:span><text:span text:style-name="T35">MenuItem</text:span><text:span text:style-name="T46">s. These classes give us a great power to combine and create the required menu but it has some limitation related with the generated Html. If you choose to use frameworks like </text:span><text:span text:style-name="T36">Bootstrap</text:span><text:span text:style-name="T46">, </text:span><text:span text:style-name="T36">Foundation</text:span><text:span text:style-name="T46">, etc. we need to set css classes or use a combination of tags to get a modern html menu. To specify a way to construct the html using those libraries was not a </text:span><text:span text:style-name="T35">Sitemap </text:span><text:span text:style-name="T2">requirement</text:span><text:span text:style-name="T46">. This task will be accomplished by using </text:span><text:span text:style-name="T35">FlexMenuBuilder</text:span><text:span text:style-name="T46">.</text:span></text:p>
      <text:h text:style-name="P27" text:outline-level="2">Design Overview</text:h>
      <text:p text:style-name="P1"><text:span text:style-name="T27">To provide a way to introduce and build the menu using the specific front-end framework, the </text:span><text:span text:style-name="T28">trait </text:span><text:span text:style-name="T5">FlexMenuBuilder</text:span><text:span text:style-name="T3"> will be defined.</text:span></text:p>
      <text:p text:style-name="P1"><text:span text:style-name="T5">FlexMenuBuilder</text:span><text:span text:style-name="T3">: in order to construct a menu with the </text:span><text:span text:style-name="T4">required </text:span><text:span text:style-name="T3">configuration, this </text:span><text:span text:style-name="T28">trait </text:span><text:span text:style-name="T3">will read the defined </text:span><text:span text:style-name="T5">Sitemap</text:span><text:span text:style-name="T10"> in Lift's bootstrap and apply the configuration specified in a subclass of this </text:span><text:span text:style-name="T29">trait</text:span><text:span text:style-name="T10">. This will be done with some common methods and properties </text:span><text:span text:style-name="T11">- </text:span><text:span text:style-name="T10">used by front-end frameworks </text:span><text:span text:style-name="T11">-</text:span><text:span text:style-name="T10"> that are defined in </text:span><text:span text:style-name="T5">FlexMenuBuilder</text:span><text:span text:style-name="T10">.</text:span></text:p>
      <text:p text:style-name="P2"><text:span text:style-name="T11">Besides </text:span><text:span text:style-name="T6">FlexMenuBuilder</text:span><text:span text:style-name="T11"> we will need to define a subclass that will creates the final men</text:span><text:span text:style-name="T12">u</text:span><text:span text:style-name="T11">.</text:span></text:p>
      <text:h text:style-name="P18" text:outline-level="1">Architectural Design</text:h>
      <text:h text:style-name="P21" text:outline-level="2">Chosen Architecture</text:h>
      <text:p text:style-name="P3"><text:span text:style-name="T38">The chosen architecture for this component is a trait that must be extended with the required configuration. </text:span></text:p>
      <text:p text:style-name="P4"><text:span text:style-name="T17">The idea of usage is similar to </text:span><text:span text:style-name="T7">Menu.builder</text:span><text:span text:style-name="T13">, its construction must be placed in the main template. </text:span><text:span text:style-name="T8">FlexMenuBuilder</text:span><text:span text:style-name="T14"> will call </text:span><text:span text:style-name="T30">render</text:span><text:span text:style-name="T14"> method to show the menu in every page loaded </text:span><text:span text:style-name="T15">-</text:span><text:span text:style-name="T14"> is recommended to use it as a </text:span><text:span text:style-name="T8">Stateful </text:span><text:span text:style-name="T14">snippet</text:span><text:span text:style-name="T15">- that is created using the defined </text:span><text:span text:style-name="T9">Sitemap</text:span><text:span text:style-name="T15">.</text:span></text:p>
      <text:p text:style-name="P5"><text:span text:style-name="T14">The new trait comes with some definitions that can </text:span><text:span text:style-name="T16">and should </text:span><text:span text:style-name="T14">be overriden (see Component Interface Definition)</text:span></text:p>
      <text:h text:style-name="P22" text:outline-level="2">Discussion of Alternative Designs</text:h>
      <text:p text:style-name="P11"><text:span text:style-name="T39">Since the </text:span><text:span text:style-name="T31">render </text:span><text:span text:style-name="T18">method need to run on every page to create the current menu, it can be modified to use memoization or dynamic programming to avoid repeated computations </text:span><text:span text:style-name="T19">and provide a method to reload when necessary</text:span><text:span text:style-name="T18">.</text:span></text:p>
      <text:h text:style-name="P23" text:outline-level="2"><text:span text:style-name="T38">Component Interface Definition</text:span></text:h>
      <text:p text:style-name="P6">package net.liftweb.sitemap</text:p>
      <text:p text:style-name="P6">trait FlexMenuBuilder extends Object with ScalaObject {</text:p>
      <text:p text:style-name="P6"><text:s text:c="2"/>type StructBuildItem = AnyRef {</text:p>
      <text:p text:style-name="P6"><text:s text:c="2"/>def buildItem(kids : List[MenuItem], current : Boolean, path : Boolean) : Box[MenuItem]</text:p>
      <text:p text:style-name="P6">}</text:p>
      <text:p text:style-name="P6"><text:s text:c="2"/>def linkToSelf : Boolean</text:p>
      <text:p text:style-name="P6"><text:s text:c="2"/>def expandAll : Boolean</text:p>
      <text:p text:style-name="P6"><text:s text:c="2"/>protected def expandAny : Boolean</text:p>
      <text:p text:style-name="P6"><text:s text:c="2"/>protected def buildItemMenu[A](loc : Loc[A], currLoc : Box[Loc[_]], expandAll : <text:soft-page-break/>Boolean) : List[MenuItem]</text:p>
      <text:p text:style-name="P6"><text:s text:c="2"/>def toRender : Seq[MenuItem]</text:p>
      <text:p text:style-name="P6"><text:s text:c="2"/>protected def emptyGroup : NodeSeq</text:p>
      <text:p text:style-name="P6"><text:s text:c="2"/>protected def emptyMenu : NodeSeq</text:p>
      <text:p text:style-name="P6"><text:s text:c="2"/>protected def emptyPlaceholder : NodeSeq</text:p>
      <text:p text:style-name="P7"><text:span text:style-name="T37"><text:s text:c="2"/>protected def updateForPath(nodes : Elem, path : Boolean) : Elem</text:span></text:p>
      <text:p text:style-name="P6"><text:s text:c="2"/>protected def updateForCurrent(nodes : Elem, current : Boolean) : Elem</text:p>
      <text:p text:style-name="P6"><text:s text:c="2"/>protected def buildInnerTag(contents : NodeSeq, path : Boolean, current : Boolean) : Elem</text:p>
      <text:p text:style-name="P6"><text:s text:c="2"/>protected def renderPlaceholder(item : MenuItem, renderInner : Function1[Seq[MenuItem], NodeSeq]) : Elem</text:p>
      <text:p text:style-name="P6"><text:s text:c="2"/>protected def renderSelfLinked(item : MenuItem, renderInner : Function1[Seq[MenuItem], NodeSeq]) : Elem</text:p>
      <text:p text:style-name="P6"><text:s text:c="2"/>protected def renderSelfNotLinked(item : MenuItem, renderInner : Function1[Seq[MenuItem], NodeSeq]) : Elem</text:p>
      <text:p text:style-name="P6"><text:s text:c="2"/>protected def renderSelf(item : MenuItem) : NodeSeq </text:p>
      <text:p text:style-name="P6"><text:s text:c="2"/>protected def renderLink(uri : NodeSeq, text : NodeSeq, path : Boolean, current : Boolean) : NodeSeq</text:p>
      <text:p text:style-name="P6"><text:s text:c="2"/>protected def renderItemInPath(item : MenuItem, renderInner : Function1[Seq[MenuItem], NodeSeq]) : Elem</text:p>
      <text:p text:style-name="P6"><text:s text:c="2"/>protected def renderItem(item : MenuItem, renderInner : Function1[Seq[MenuItem], NodeSeq]) : Elem</text:p>
      <text:p text:style-name="P6"><text:s text:c="2"/>protected def renderOuterTag(inner : NodeSeq, top : Boolean) : NodeSeq</text:p>
      <text:p text:style-name="P6"><text:s text:c="2"/>protected def renderWhat(expandAll : Boolean) : Seq[MenuItem]</text:p>
      <text:p text:style-name="P6"><text:s text:c="2"/>def render : NodeSeq</text:p>
      <text:p text:style-name="P6">}</text:p>
      <text:p text:style-name="P6"/>
      <text:h text:style-name="P28" text:outline-level="3"><text:span text:style-name="T39">Description </text:span><text:span text:style-name="T44">of </text:span><text:span text:style-name="T45">FlexMenuBuilder </text:span><text:span text:style-name="T44">Trait</text:span></text:h>
      <text:list xml:id="list1733772574" text:style-name="L3">
        <text:list-item>
          <text:p text:style-name="P12"><text:span text:style-name="T40">l</text:span><text:span text:style-name="T39">inkToSelf: override if you want that the currently selected page should be an active link or not.</text:span></text:p>
        </text:list-item>
        <text:list-item>
          <text:p text:style-name="P13"><text:span text:style-name="T40">expandAll: if true the entire menu will be expanded statically rather than have each submenues be rendered dynamically after the selection of their parent.</text:span></text:p>
        </text:list-item>
        <text:list-item>
          <text:p text:style-name="P13"><text:span text:style-name="T40">expandAny: specifies if any of the menu items should be expanded.</text:span></text:p>
        </text:list-item>
        <text:list-item>
          <text:p text:style-name="P13"><text:span text:style-name="T40">buildItemMenu: this method is used to build a MenuItem for a single </text:span><text:span text:style-name="T33">Loc</text:span><text:span text:style-name="T1">.</text:span></text:p>
        </text:list-item>
        <text:list-item>
          <text:p text:style-name="P14"><text:span text:style-name="T40">toRender: compute the </text:span><text:span text:style-name="T33">MenuItem</text:span><text:span text:style-name="T40">s to be rendered by looking at the 'item' and 'group' attributes, if none of these attributes are specified, it loads the complete Sitemap.</text:span></text:p>
        </text:list-item>
        <text:list-item>
          <text:p text:style-name="P15"><text:span text:style-name="T41">emptyGroup: if a group is specified (using the attributes) and the group is empty what to display.</text:span></text:p>
        </text:list-item>
        <text:list-item>
          <text:p text:style-name="P15"><text:span text:style-name="T41">emptyMenu: if the whole menu hierarchy is empty, what to display.</text:span></text:p>
        </text:list-item>
        <text:list-item>
          <text:p text:style-name="P15"><text:span text:style-name="T41">emptyPlaceholder:</text:span><text:bookmark-start text:name="__DdeLink__350_62212228"/><text:span text:style-name="T41"> </text:span><text:bookmark-end text:name="__DdeLink__350_62212228"/><text:span text:style-name="T41">what to display when the placeholder is empty (has no kids)</text:span></text:p>
        </text:list-item>
        <text:list-item>
          <text:p text:style-name="P15"><text:span text:style-name="T41">updateForPath:</text:span><text:bookmark-start text:name="__DdeLink__352_62212228"/><text:span text:style-name="T41"> </text:span><text:bookmark-end text:name="__DdeLink__352_62212228"/><text:span text:style-name="T41">takes the incoming Elem and add any attributes based on path which is true if this Elem is the path to the current page. </text:span><text:bookmark-start text:name="__DdeLink__354_62212228"/><text:span text:style-name="T41">This method must be overriden.</text:span><text:bookmark-end text:name="__DdeLink__354_62212228"/></text:p>
        </text:list-item>
        <text:list-item>
          <text:p text:style-name="P15"><text:span text:style-name="T41">updateForCurrent</text:span><text:bookmark-start text:name="__DdeLink__356_62212228"/><text:span text:style-name="T41">: </text:span><text:bookmark-end text:name="__DdeLink__356_62212228"/><text:span text:style-name="T41">takes the incoming Elem and add any attributes based on current which is a flag that indicates this is the currently viewed page. This method must be overriden.</text:span></text:p>
        </text:list-item>
        <text:list-item>
          <text:p text:style-name="P17"><text:span text:style-name="T43">renderOuterTag</text:span><text:span text:style-name="T41">: </text:span><text:span text:style-name="T43">defines the outer tag for a group of menu items, &lt;ul&gt; by default.</text:span></text:p>
        </text:list-item>
        <text:list-item>
          <text:p text:style-name="P16"><text:span text:style-name="T42">buildInnerTag</text:span><text:bookmark-start text:name="__DdeLink__358_62212228"/><text:span text:style-name="T42">: </text:span><text:bookmark-end text:name="__DdeLink__358_62212228"/><text:span text:style-name="T43">this is like renderOuterTag but used to a single </text:span><text:span text:style-name="T34">MenuItem</text:span><text:span text:style-name="T43">, &lt;li&gt; by default.</text:span></text:p>
        </text:list-item>
        <text:list-item>
          <text:p text:style-name="P17"><text:span text:style-name="T43">renderPlaceholder</text:span><text:bookmark-start text:name="__DdeLink__360_62212228"/><text:span text:style-name="T42">: </text:span><text:bookmark-end text:name="__DdeLink__360_62212228"/><text:span text:style-name="T43">render a placeholder, useful for grouping subordinate menus.</text:span></text:p>
        </text:list-item>
        <text:list-item>
          <text:p text:style-name="P17"><text:soft-page-break/><text:span text:style-name="T43">renderSelfLinked</text:span><text:bookmark-start text:name="__DdeLink__362_62212228"/><text:span text:style-name="T42">: </text:span><text:bookmark-end text:name="__DdeLink__362_62212228"/><text:span text:style-name="T43">render a link that's the current link, but the "link to self" flag is set to true.</text:span></text:p>
        </text:list-item>
        <text:list-item>
          <text:p text:style-name="P17"><text:span text:style-name="T43">renderSelf</text:span><text:bookmark-start text:name="__DdeLink__364_62212228"/><text:span text:style-name="T42">: </text:span><text:bookmark-end text:name="__DdeLink__364_62212228"/><text:span text:style-name="T43">render the currently selected menu item, by default &lt;span&gt;{item.text}&lt;/span&gt;.</text:span></text:p>
        </text:list-item>
        <text:list-item>
          <text:p text:style-name="P17"><text:span text:style-name="T43">renderSelfNotLinked</text:span><text:bookmark-start text:name="__DdeLink__366_62212228"/><text:span text:style-name="T42">: </text:span><text:bookmark-end text:name="__DdeLink__366_62212228"/><text:span text:style-name="T43">render the currently selected menu item, but with no a link back to self.</text:span></text:p>
        </text:list-item>
        <text:list-item>
          <text:p text:style-name="P17"><text:span text:style-name="T43">renderLink</text:span><text:bookmark-start text:name="__DdeLink__368_62212228"/><text:span text:style-name="T42">: </text:span><text:bookmark-end text:name="__DdeLink__368_62212228"/><text:span text:style-name="T43">render a generic link, by default &lt;a href={uri}&gt;{text}&lt;/a&gt;.</text:span></text:p>
        </text:list-item>
        <text:list-item>
          <text:p text:style-name="P17"><text:span text:style-name="T43">renderItemInPath</text:span><text:bookmark-start text:name="__DdeLink__370_62212228"/><text:span text:style-name="T42">: </text:span><text:bookmark-end text:name="__DdeLink__370_62212228"/><text:span text:style-name="T43">render an item in the current path.</text:span></text:p>
        </text:list-item>
        <text:list-item>
          <text:p text:style-name="P17"><text:span text:style-name="T43">renderItem</text:span><text:span text:style-name="T42">: </text:span><text:span text:style-name="T43">render a menu item that's neither in the path or not.</text:span></text:p>
        </text:list-item>
        <text:list-item>
          <text:p text:style-name="P17"><text:span text:style-name="T43">renderWhat</text:span><text:bookmark-start text:name="__DdeLink__372_62212228"/><text:span text:style-name="T43">: </text:span><text:bookmark-end text:name="__DdeLink__372_62212228"/><text:span text:style-name="T43">the default set of </text:span><text:span text:style-name="T34">MenuItem</text:span><text:span text:style-name="T43">s to be rendered, this function is used by </text:span><text:span text:style-name="T32">toRender </text:span><text:span text:style-name="T20">method, when no attributes are specified.</text:span></text:p>
        </text:list-item>
        <text:list-item>
          <text:p text:style-name="P17"><text:span text:style-name="T20">render: </text:span><text:span text:style-name="T21">this method will do all the magic using the previous definitions to render the menu for the current page.</text:span></text:p>
        </text:list-item>
      </text:list>
      <text:h text:style-name="P19" text:outline-level="1"><text:span text:style-name="T22">Working example</text:span></text:h>
      <text:h text:style-name="P24" text:outline-level="2"><text:span text:style-name="T22">Getting it from Github</text:span></text:h>
      <text:p text:style-name="P9"><text:span text:style-name="T23">&gt; git clone </text:span><text:a xlink:type="simple" xlink:href="https://github.com/antidata/FlexMenuBuilderExample.git"><text:span text:style-name="T23">https://github.com/antidata/FlexMenuBuilderExample.git</text:span></text:a></text:p>
      <text:h text:style-name="P25" text:outline-level="2"><text:span text:style-name="T23">Running the example</text:span></text:h>
      <text:p text:style-name="P9"><text:span text:style-name="T23">&gt; sh sbt.sh</text:span></text:p>
      <text:p text:style-name="P9"><text:span text:style-name="T23">&gt; container:start</text:span></text:p>
      <text:p text:style-name="P9"><text:span text:style-name="T23"/></text:p>
      <text:p text:style-name="P9"><text:span text:style-name="T23">then load the page </text:span><text:a xlink:type="simple" xlink:href="http://localhost:8080/"><text:span text:style-name="T23">http://localhost:8080</text:span></text:a></text:p>
      <text:h text:style-name="P26" text:outline-level="2"><text:span text:style-name="T24">Snippet</text:span></text:h>
      <text:p text:style-name="P10"><text:span text:style-name="T24">The snippet created to extend the new trait is </text:span><text:span text:style-name="T25">the object in </text:span><text:span text:style-name="T24">MyMenu.scala. </text:span></text:p>
      <text:p text:style-name="P10"><text:span text:style-name="T24">The reference to the snippet is in /templates-hidden/default.html</text:span></text:p>
      <text:p text:style-name="P10"><text:span text:style-name="T24">&lt;span data-lift="MyMenu.builder"&gt;&lt;/span&gt;</text:span></text:p>
      <text:p text:style-name="Standard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sans-serif" svg:font-family="sans-serif"/>
    <style:font-face style:name="DejaVu Sans1" svg:font-family="'DejaVu Sans'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1T23:44:26</meta:creation-date>
    <dc:date>2013-05-04T19:40:17</dc:date>
    <meta:editing-duration>P1DT20H42M39S</meta:editing-duration>
    <meta:editing-cycles>10</meta:editing-cycles>
    <meta:generator>LibreOffice/3.6$Linux_X86_64 LibreOffice_project/360m1$Build-2</meta:generator>
    <meta:document-statistic meta:table-count="0" meta:image-count="0" meta:object-count="0" meta:page-count="3" meta:paragraph-count="75" meta:word-count="928" meta:character-count="6057" meta:non-whitespace-character-count="5176"/>
  </office:meta>
</office:document-meta>
</file>